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8ee" officeooo:paragraph-rsid="001a78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networking-fundamentals-course/" text:style-name="Internet_20_link" text:visited-style-name="Visited_20_Internet_20_Link">https://coderprog.com/networking-fundamentals-course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55:16.500813532</meta:creation-date>
    <dc:date>2018-04-22T17:55:53.322712504</dc:date>
    <meta:editing-duration>PT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3" meta:non-whitespace-character-count="53"/>
  </office:meta>
</office:document-meta>
</file>